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2pt" style:font-size-asian="12pt" style:font-size-complex="12pt"/>
    </style:style>
    <style:style style:name="P2" style:family="paragraph" style:parent-style-name="Default_7e_LT_7e_Gliederung_20_1">
      <style:text-properties fo:color="#000000" style:text-outline="false" style:text-line-through-style="none" style:font-name="Courier New" fo:font-size="12pt" fo:font-style="normal" fo:text-shadow="none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 style:text-emphasize="none" style:text-overline-style="none" style:text-overline-color="font-color"/>
    </style:style>
    <style:style style:name="P3" style:family="paragraph" style:parent-style-name="Default_7e_LT_7e_Gliederung_20_1" style:list-style-name="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style:font-name="Courier New" fo:font-size="12pt" style:font-size-asian="12pt" style:font-size-complex="12pt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bold" style:font-name-asian="Lucida Sans" style:font-style-asian="normal" style:font-weight-asian="bold" style:font-name-complex="Lucida Sans" style:font-style-complex="normal" style:font-weight-complex="bold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bold" style:font-name-asian="Courier New" style:font-style-asian="normal" style:font-weight-asian="bold" style:font-name-complex="Courier New" style:font-style-complex="normal" style:font-weight-complex="bold" style:text-emphasize="none" style:text-overline-style="none" style:text-overline-color="font-color"/>
    </style:style>
    <style:style style:name="T3" style:family="text">
      <style:text-properties fo:color="#009900" style:text-outline="false" style:text-line-through-style="none" fo:font-style="italic" fo:text-shadow="none" style:text-underline-style="none" fo:font-weight="normal" style:font-name-asian="Lucida Sans" style:font-style-asian="italic" style:font-weight-asian="normal" style:font-name-complex="Lucida Sans" style:font-style-complex="italic" style:font-weight-complex="normal" style:text-emphasize="none" style:text-overline-style="none" style:text-overline-color="font-color"/>
    </style:style>
    <style:style style:name="T4" style:family="text">
      <style:text-properties fo:color="#009900" style:text-outline="false" style:text-line-through-style="none" fo:font-style="normal" fo:text-shadow="none" style:text-underline-style="none" fo:font-weight="normal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fo:color="#3333cc" style:text-outline="false" style:text-line-through-style="none" fo:font-style="italic" fo:text-shadow="none" style:text-underline-style="none" fo:font-weight="bold" style:font-name-asian="Courier New" style:font-style-asian="italic" style:font-weight-asian="bold" style:font-name-complex="Courier New" style:font-style-complex="italic" style:font-weight-complex="bold" style:text-emphasize="none" style:text-overline-style="none" style:text-overline-color="font-color"/>
    </style:style>
    <style:style style:name="T6" style:family="text">
      <style:text-properties style:font-name-asian="Verdana" style:font-name-complex="Verdan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3/20/17</text:p>
      <text:p text:style-name="P1">CS 310</text:p>
      <text:p text:style-name="P1"/>
      <text:p text:style-name="P1">POLL<text:tab/>LDI R0, KBSRPtr</text:p>
      <text:p text:style-name="P1"><text:tab/>BRzp POLL</text:p>
      <text:p text:style-name="P1"><text:tab/>LDI R0, KBDRPtr</text:p>
      <text:p text:style-name="P1"/>
      <text:p text:style-name="P1"><text:tab/>...</text:p>
      <text:p text:style-name="P1"/>
      <text:p text:style-name="P1">KBSRPtr .FILL xFE00</text:p>
      <text:p text:style-name="P1">KDBRPtr .FILL xFE02</text:p>
      <text:p text:style-name="P1"/>
      <text:p text:style-name="P1">basic input routine</text:p>
      <text:p text:style-name="P1"/>
      <text:p text:style-name="P1">basic output routine</text:p>
      <text:p text:style-name="P1">POLL<text:tab/>LDI R1, DSRPtr</text:p>
      <text:p text:style-name="P1"><text:tab/>BRzp POLL</text:p>
      <text:p text:style-name="P1"><text:tab/>STI R0, DDRPtr</text:p>
      <text:p text:style-name="P1"/>
      <text:p text:style-name="P1"><text:tab/>...</text:p>
      <text:p text:style-name="P1"/>
      <text:p text:style-name="P1">DSRPtr .FILL XFE04</text:p>
      <text:p text:style-name="P1">DDRPtr .FILL XFE06</text:p>
      <text:p text:style-name="P1"/>
      <text:p text:style-name="P1">SAVING registers if you are using the above and a register is going to get overwritten.</text:p>
      <text:p text:style-name="P1"/>
      <text:p text:style-name="P1">privilege mode verses user mode</text:p>
      <text:p text:style-name="P1">privilege gives more instructions</text:p>
      <text:p text:style-name="P1">mode switch from privilege mode to user mode</text:p>
      <text:p text:style-name="P1">lc-3 emulates this with the trap mechnicasm</text:p>
      <text:p text:style-name="P1"/>
      <text:p text:style-name="P1">interrupt vectors gets you a pointer to get the address.</text:p>
      <text:p text:style-name="P1">up to 256 routines (8-bit trap)</text:p>
      <text:p text:style-name="P1">x0000 to x00FF (256)</text:p>
      <text:p text:style-name="P1"/>
      <text:p text:style-name="P1">page 543 has a list of the routines (6 of them)</text:p>
      <text:p text:style-name="P1">getc</text:p>
      <text:p text:style-name="P1">out</text:p>
      <text:p text:style-name="P1">puts</text:p>
      <text:p text:style-name="P1">end</text:p>
      <text:p text:style-name="P1">putst</text:p>
      <text:p text:style-name="P1">halt (trap25)</text:p>
      <text:p text:style-name="P1"/>
      <text:p text:style-name="P1">Trap instructions</text:p>
      <text:p text:style-name="P1">trap 1111 0000 trapvect8</text:p>
      <text:p text:style-name="P1"/>
      <text:p text:style-name="P1">where to go</text:p>
      <text:p text:style-name="P1">lookup starting address from table; store in PC</text:p>
      <text:p text:style-name="P1"><text:soft-page-break/></text:p>
      <text:p text:style-name="P1">to get back</text:p>
      <text:p text:style-name="P1">save address of next instruction (current PC) in R7 </text:p>
      <text:p text:style-name="P1"/>
      <text:p text:style-name="P1">there are zero extended (zext) becuse you only care about the lower 8 bits.</text:p>
      <text:p text:style-name="P1"/>
      <text:p text:style-name="P1">RET (JMP R7) opcode is the same.</text:p>
      <text:p text:style-name="P1"/>
      <text:p text:style-name="P1">appendix 8 (529)</text:p>
      <text:p text:style-name="P1"/>
      <text:p text:style-name="P1">jump always uses R7 (all ones) (111)</text:p>
      <text:p text:style-name="P1"/>
      <text:p text:style-name="P1">page 223 is trap mechanism operation</text:p>
      <text:p text:style-name="P1"/>
      <text:p text:style-name="P1">before you go to trap you have to store the r7 and when you return you have to restore the r7</text:p>
      <text:p text:style-name="P1"/>
      <text:p text:style-name="P1">page 227:</text:p>
      <text:p text:style-name="P2"><text:span text:style-name="T6"><text:tab/></text:span>.ORIG x3000</text:p>
      <text:p text:style-name="P3"><text:span text:style-name="T1"><text:tab/></text:span><text:span text:style-name="T2">LD</text:span><text:span text:style-name="T1"><text:tab/></text:span><text:span text:style-name="T2">R2, TERM</text:span><text:span text:style-name="T1"><text:tab/></text:span><text:span text:style-name="T2"> ; </text:span><text:span text:style-name="T3">Load negative ASCII ‘7’</text:span><text:span text:style-name="T1"><text:tab/><text:tab/></text:span><text:span text:style-name="T2">LD</text:span><text:span text:style-name="T1"><text:tab/></text:span><text:span text:style-name="T2">R3, ASCII</text:span><text:span text:style-name="T1"><text:tab/></text:span><text:span text:style-name="T2"> ; </text:span><text:span text:style-name="T3">Load ASCII difference</text:span></text:p>
      <text:p text:style-name="P3"><text:span text:style-name="T2">AGAIN</text:span><text:span text:style-name="T1"><text:tab/></text:span><text:span text:style-name="T5">TRAP</text:span><text:span text:style-name="T1"><text:tab/></text:span><text:span text:style-name="T5"> x23</text:span><text:span text:style-name="T1"><text:tab/> </text:span><text:span text:style-name="T2">; </text:span><text:span text:style-name="T3">input character</text:span><text:span text:style-name="T1"><text:tab/><text:tab/></text:span></text:p>
      <text:p text:style-name="P3"><text:span text:style-name="T1"><text:tab/></text:span><text:span text:style-name="T2">ADD</text:span><text:span text:style-name="T1"><text:tab/></text:span><text:span text:style-name="T2">R1, R2, R0 ; </text:span><text:span text:style-name="T3">Test for terminate</text:span><text:span text:style-name="T1"><text:tab/></text:span></text:p>
      <text:p text:style-name="P3"><text:span text:style-name="T1"><text:tab/></text:span><text:span text:style-name="T2">BRz</text:span><text:span text:style-name="T1"><text:tab/></text:span><text:span text:style-name="T2">EXIT</text:span><text:span text:style-name="T1"><text:tab/> </text:span><text:span text:style-name="T2">; </text:span><text:span text:style-name="T3">Exit if done</text:span><text:span text:style-name="T1"><text:tab/><text:tab/></text:span></text:p>
      <text:p text:style-name="P3"><text:span text:style-name="T1"><text:tab/></text:span><text:span text:style-name="T2">ADD</text:span><text:span text:style-name="T1"><text:tab/></text:span><text:span text:style-name="T2">R0, R0, R3 ; </text:span><text:span text:style-name="T3">Change to lowercase</text:span><text:span text:style-name="T1"><text:tab/></text:span></text:p>
      <text:p text:style-name="P3"><text:span text:style-name="T1"><text:tab/></text:span><text:span text:style-name="T5">TRAP</text:span><text:span text:style-name="T1"><text:tab/></text:span><text:span text:style-name="T5"> x21</text:span><text:span text:style-name="T1"><text:tab/> </text:span><text:span text:style-name="T2">; </text:span><text:span text:style-name="T3">Output to monitor...</text:span><text:span text:style-name="T1"><text:tab/></text:span></text:p>
      <text:p text:style-name="P3"><text:span text:style-name="T1"><text:tab/></text:span><text:span text:style-name="T2">BRnzp <text:s/>AGAIN</text:span><text:span text:style-name="T1"><text:tab/></text:span><text:span text:style-name="T2"> ; </text:span><text:span text:style-name="T3">... again and again...</text:span></text:p>
      <text:p text:style-name="P3"><text:span text:style-name="T2">TERM</text:span><text:span text:style-name="T1"><text:tab/></text:span><text:span text:style-name="T2">.FILL</text:span><text:span text:style-name="T1"><text:tab/></text:span><text:span text:style-name="T2"> xFFC9</text:span><text:span text:style-name="T1"><text:tab/></text:span><text:span text:style-name="T2"> ; </text:span><text:span text:style-name="T4">-‘7’</text:span></text:p>
      <text:p text:style-name="P3"><text:span text:style-name="T2">ASCII</text:span><text:span text:style-name="T1"><text:tab/></text:span><text:span text:style-name="T2">.FILL</text:span><text:span text:style-name="T1"><text:tab/></text:span><text:span text:style-name="T2"> x0020</text:span><text:span text:style-name="T1"><text:tab/></text:span><text:span text:style-name="T2"> ; </text:span><text:span text:style-name="T3">lowercase bit</text:span></text:p>
      <text:p text:style-name="P3"><text:span text:style-name="T2">EXIT</text:span><text:span text:style-name="T1"><text:tab/></text:span><text:span text:style-name="T5">TRAP</text:span><text:span text:style-name="T1"><text:tab/></text:span><text:span text:style-name="T5"> x25</text:span><text:span text:style-name="T1"><text:tab/></text:span><text:span text:style-name="T2"> ; </text:span><text:span text:style-name="T3">halt</text:span><text:span text:style-name="T1"><text:tab/><text:tab/><text:tab/></text:span></text:p>
      <text:p text:style-name="P3"><text:span text:style-name="T1"><text:tab/></text:span><text:span text:style-name="T2">.END</text:span></text:p>
      <text:p text:style-name="P1"/>
      <text:p text:style-name="P1">page 221</text:p>
      <text:p text:style-name="P1">x0430 trap vecters are there and x0430 out</text:p>
      <text:p text:style-name="P1">x21 out</text:p>
      <text:p text:style-name="P1"/>
      <text:p text:style-name="P1">r1 and r0 are used for input output</text:p>
      <text:p text:style-name="P1">page 543 some are used for memory map register</text:p>
      <text:p text:style-name="P1"/>
      <text:p text:style-name="P1">if you write your own subroutines you still have to save and restore any registers you use.</text:p>
      <text:p text:style-name="P1"/>
      <text:p text:style-name="P1">don't use r7 without saving because it has the PC in it.</text:p>
      <text:p text:style-name="P1"><text:soft-page-break/>privilege (system) space verses user (non-system) space</text:p>
      <text:p text:style-name="P1"/>
      <text:p text:style-name="P1">JSR jump subroutine</text:p>
      <text:p text:style-name="P1">JSR 0100 1 pcoffset11</text:p>
      <text:p text:style-name="P1"/>
      <text:p text:style-name="P1">(NOP means no op or no operation code)</text:p>
      <text:p text:style-name="P1"/>
      <text:p text:style-name="P1">page 530 is JSR</text:p>
      <text:p text:style-name="P1">you can use labels if you don't want to use offsets</text:p>
      <text:p text:style-name="P1"/>
      <text:p text:style-name="P1">JSRR 0100 ....</text:p>
      <text:p text:style-name="P1">RET (JMP R7) just like a trap routine</text:p>
      <text:p text:style-name="P1"/>
      <text:p text:style-name="P1">page 231</text:p>
      <text:p text:style-name="P1">if you use an offset you can jump 1024 address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2" svg:font-family="'Lucida Sans'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Verdana" svg:font-family="Verdana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24pt" fo:font-style="normal" fo:text-shadow="none" style:text-underline-style="none" fo:font-weight="bold" style:font-name-asian="Lucida Sans" style:font-size-asian="24pt" style:font-style-asian="normal" style:font-weight-asian="bold" style:font-name-complex="Lucida Sans" style:font-size-complex="24pt" style:font-style-complex="normal" style:font-weight-complex="bold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.0693in" fo:margin-bottom="0in">
        <style:tab-stops>
          <style:tab-stop style:position="0.3693in"/>
          <style:tab-stop style:position="1.3693in"/>
          <style:tab-stop style:position="2.3693in"/>
          <style:tab-stop style:position="3.3693in"/>
          <style:tab-stop style:position="4.3693in"/>
          <style:tab-stop style:position="5.3693in"/>
          <style:tab-stop style:position="6.3693in"/>
          <style:tab-stop style:position="7.3693in"/>
          <style:tab-stop style:position="8.3693in"/>
          <style:tab-stop style:position="9.3693in"/>
          <style:tab-stop style:position="10.3693in"/>
        </style:tab-stops>
      </style:paragraph-properties>
      <style:text-properties fo:font-size="20pt" style:font-size-asian="20pt" style:font-size-complex="20pt"/>
    </style:style>
    <style:style style:name="Default_7e_LT_7e_Gliederung_20_3" style:display-name="Default~LT~Gliederung 3" style:family="paragraph" style:parent-style-name="Default_7e_LT_7e_Gliederung_20_2">
      <style:paragraph-properties>
        <style:tab-stops>
          <style:tab-stop style:position="0.8819in"/>
          <style:tab-stop style:position="1.8819in"/>
          <style:tab-stop style:position="2.8819in"/>
          <style:tab-stop style:position="3.8819in"/>
          <style:tab-stop style:position="4.8819in"/>
          <style:tab-stop style:position="5.8819in"/>
          <style:tab-stop style:position="6.8819in"/>
          <style:tab-stop style:position="7.8819in"/>
          <style:tab-stop style:position="8.8819in"/>
          <style:tab-stop style:position="9.8819in"/>
        </style:tab-stops>
      </style:paragraph-properties>
    </style:style>
    <style:style style:name="Default_7e_LT_7e_Gliederung_20_4" style:display-name="Default~LT~Gliederung 4" style:family="paragraph" style:parent-style-name="Default_7e_LT_7e_Gliederung_20_3">
      <style:paragraph-properties fo:margin-top="0.0626in" fo:margin-bottom="0in">
        <style:tab-stops>
          <style:tab-stop style:position="0.5047in"/>
          <style:tab-stop style:position="1.5047in"/>
          <style:tab-stop style:position="2.5047in"/>
          <style:tab-stop style:position="3.5047in"/>
          <style:tab-stop style:position="4.5047in"/>
          <style:tab-stop style:position="5.5047in"/>
          <style:tab-stop style:position="6.5047in"/>
          <style:tab-stop style:position="7.5047in"/>
          <style:tab-stop style:position="8.5047in"/>
          <style:tab-stop style:position="9.5047in"/>
        </style:tab-stops>
      </style:paragraph-properties>
      <style:text-properties fo:font-size="18pt" style:font-size-asian="18pt" style:font-size-complex="18pt"/>
    </style:style>
    <style:style style:name="Default_7e_LT_7e_Gliederung_20_5" style:display-name="Default~LT~Gliederung 5" style:family="paragraph" style:parent-style-name="Default_7e_LT_7e_Gliederung_20_4">
      <style:paragraph-properties>
        <style:tab-stops>
          <style:tab-stop style:position="0.1228in"/>
          <style:tab-stop style:position="1.1228in"/>
          <style:tab-stop style:position="2.1228in"/>
          <style:tab-stop style:position="3.1228in"/>
          <style:tab-stop style:position="4.1228in"/>
          <style:tab-stop style:position="5.1228in"/>
          <style:tab-stop style:position="6.1228in"/>
          <style:tab-stop style:position="7.1228in"/>
          <style:tab-stop style:position="8.1228in"/>
          <style:tab-stop style:position="9.1228in"/>
        </style:tab-stops>
      </style:paragraph-properties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cc" style:text-outline="false" style:text-line-through-style="none" style:font-name="Lucida Sans" fo:font-size="28pt" fo:font-style="normal" fo:text-shadow="none" style:text-underline-style="none" fo:font-weight="bold" style:font-name-asian="Lucida Sans" style:font-size-asian="28pt" style:font-style-asian="normal" style:font-weight-asian="bold" style:font-name-complex="Lucida Sans" style:font-size-complex="28pt" style:font-style-complex="normal" style:font-weight-complex="bold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margin-top="0.083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24pt" fo:font-style="normal" fo:text-shadow="none" style:text-underline-style="none" fo:font-weight="bold" style:font-name-asian="Lucida Sans" style:font-size-asian="24pt" style:font-style-asian="normal" style:font-weight-asian="bold" style:font-name-complex="Lucida Sans" style:font-size-complex="24pt" style:font-style-complex="normal" style:font-weight-complex="bold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Default_7e_LT_7e_Hintergrund" style:display-name="Default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font-name="Lucida Sans" fo:font-size="18pt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cc" style:text-outline="false" style:text-line-through-style="none" style:font-name="Lucida Sans" fo:font-size="28pt" fo:font-style="normal" fo:text-shadow="none" style:text-underline-style="none" fo:font-weight="bold" style:font-name-asian="Lucida Sans" style:font-size-asian="28pt" style:font-style-asian="normal" style:font-weight-asian="bold" style:font-name-complex="Lucida Sans" style:font-size-complex="28pt" style:font-style-complex="normal" style:font-weight-complex="bold" style:text-emphasize="none" style:text-overline-style="none" style:text-overline-color="font-color"/>
    </style:style>
    <style:style style:name="Background_20_objects" style:display-name="Background objects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line-through-style="none" style:font-name="Times New Roman" fo:font-size="24pt" fo:font-style="normal" fo:text-shadow="none" style:text-underline-style="none" fo:font-weight="normal" style:font-name-asian="Times New Roman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Background" style:family="paragraph">
      <style:paragraph-properties fo:text-align="center" style:justify-single-word="false" style:text-autospace="none"/>
    </style:style>
    <style:style style:name="Notes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in" fo:margin-right="0in" fo:margin-top="0.0835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24pt" fo:font-style="normal" fo:text-shadow="none" style:text-underline-style="none" fo:font-weight="bold" style:font-name-asian="Lucida Sans" style:font-size-asian="24pt" style:font-style-asian="normal" style:font-weight-asian="bold" style:font-name-complex="Lucida Sans" style:font-size-complex="24pt" style:font-style-complex="normal" style:font-weight-complex="bold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.0693in" fo:margin-bottom="0in">
        <style:tab-stops>
          <style:tab-stop style:position="0.3693in"/>
          <style:tab-stop style:position="1.3693in"/>
          <style:tab-stop style:position="2.3693in"/>
          <style:tab-stop style:position="3.3693in"/>
          <style:tab-stop style:position="4.3693in"/>
          <style:tab-stop style:position="5.3693in"/>
          <style:tab-stop style:position="6.3693in"/>
          <style:tab-stop style:position="7.3693in"/>
          <style:tab-stop style:position="8.3693in"/>
          <style:tab-stop style:position="9.3693in"/>
          <style:tab-stop style:position="10.3693in"/>
        </style:tab-stops>
      </style:paragraph-properties>
      <style:text-properties fo:font-size="20pt" style:font-size-asian="20pt" style:font-size-complex="20pt"/>
    </style:style>
    <style:style style:name="Outline_20_3" style:display-name="Outline 3" style:family="paragraph" style:parent-style-name="Outline_20_2">
      <style:paragraph-properties>
        <style:tab-stops>
          <style:tab-stop style:position="0.8819in"/>
          <style:tab-stop style:position="1.8819in"/>
          <style:tab-stop style:position="2.8819in"/>
          <style:tab-stop style:position="3.8819in"/>
          <style:tab-stop style:position="4.8819in"/>
          <style:tab-stop style:position="5.8819in"/>
          <style:tab-stop style:position="6.8819in"/>
          <style:tab-stop style:position="7.8819in"/>
          <style:tab-stop style:position="8.8819in"/>
          <style:tab-stop style:position="9.8819in"/>
        </style:tab-stops>
      </style:paragraph-properties>
    </style:style>
    <style:style style:name="Outline_20_4" style:display-name="Outline 4" style:family="paragraph" style:parent-style-name="Outline_20_3">
      <style:paragraph-properties fo:margin-top="0.0626in" fo:margin-bottom="0in">
        <style:tab-stops>
          <style:tab-stop style:position="0.5047in"/>
          <style:tab-stop style:position="1.5047in"/>
          <style:tab-stop style:position="2.5047in"/>
          <style:tab-stop style:position="3.5047in"/>
          <style:tab-stop style:position="4.5047in"/>
          <style:tab-stop style:position="5.5047in"/>
          <style:tab-stop style:position="6.5047in"/>
          <style:tab-stop style:position="7.5047in"/>
          <style:tab-stop style:position="8.5047in"/>
          <style:tab-stop style:position="9.5047in"/>
        </style:tab-stops>
      </style:paragraph-properties>
      <style:text-properties fo:font-size="18pt" style:font-size-asian="18pt" style:font-size-complex="18pt"/>
    </style:style>
    <style:style style:name="Outline_20_5" style:display-name="Outline 5" style:family="paragraph" style:parent-style-name="Outline_20_4">
      <style:paragraph-properties>
        <style:tab-stops>
          <style:tab-stop style:position="0.1228in"/>
          <style:tab-stop style:position="1.1228in"/>
          <style:tab-stop style:position="2.1228in"/>
          <style:tab-stop style:position="3.1228in"/>
          <style:tab-stop style:position="4.1228in"/>
          <style:tab-stop style:position="5.1228in"/>
          <style:tab-stop style:position="6.1228in"/>
          <style:tab-stop style:position="7.1228in"/>
          <style:tab-stop style:position="8.1228in"/>
          <style:tab-stop style:position="9.1228in"/>
        </style:tab-stops>
      </style:paragraph-properties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Title1_7e_LT_7e_Gliederung_20_1" style:display-name="Title1~LT~Gliederung 1" style:family="paragraph">
      <style:paragraph-properties fo:margin-left="0in" fo:margin-right="0in" fo:margin-top="0.083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24pt" fo:font-style="normal" fo:text-shadow="none" style:text-underline-style="none" fo:font-weight="bold" style:letter-kerning="true" style:font-name-asian="Lucida Sans" style:font-size-asian="24pt" style:font-style-asian="normal" style:font-weight-asian="bold" style:font-name-complex="Lucida Sans" style:font-size-complex="24pt" style:font-style-complex="normal" style:font-weight-complex="bold" style:text-emphasize="none" style:text-overline-style="none" style:text-overline-color="font-color"/>
    </style:style>
    <style:style style:name="Title1_7e_LT_7e_Gliederung_20_2" style:display-name="Title1~LT~Gliederung 2" style:family="paragraph" style:parent-style-name="Title1_7e_LT_7e_Gliederung_20_1">
      <style:paragraph-properties fo:margin-left="0.3728in" fo:margin-right="0in" fo:margin-top="0.0693in" fo:margin-bottom="0in" fo:text-indent="0in" style:auto-text-indent="false">
        <style:tab-stops>
          <style:tab-stop style:position="-0.3728in"/>
          <style:tab-stop style:position="0.2535in"/>
          <style:tab-stop style:position="1.2535in"/>
          <style:tab-stop style:position="2.2535in"/>
          <style:tab-stop style:position="3.2535in"/>
          <style:tab-stop style:position="4.2535in"/>
          <style:tab-stop style:position="5.2535in"/>
          <style:tab-stop style:position="6.2535in"/>
          <style:tab-stop style:position="7.2535in"/>
          <style:tab-stop style:position="8.2535in"/>
          <style:tab-stop style:position="9.2535in"/>
          <style:tab-stop style:position="10.2535in"/>
        </style:tab-stops>
      </style:paragraph-properties>
      <style:text-properties fo:font-size="20pt" style:font-size-asian="20pt" style:font-size-complex="20pt"/>
    </style:style>
    <style:style style:name="Title1_7e_LT_7e_Gliederung_20_3" style:display-name="Title1~LT~Gliederung 3" style:family="paragraph" style:parent-style-name="Title1_7e_LT_7e_Gliederung_20_2">
      <style:paragraph-properties fo:margin-left="0.8752in" fo:margin-right="0in" fo:text-indent="0in" style:auto-text-indent="false">
        <style:tab-stops>
          <style:tab-stop style:position="-0.8752in"/>
          <style:tab-stop style:position="-0.75in"/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</style:style>
    <style:style style:name="Title1_7e_LT_7e_Gliederung_20_4" style:display-name="Title1~LT~Gliederung 4" style:family="paragraph" style:parent-style-name="Title1_7e_LT_7e_Gliederung_20_3">
      <style:paragraph-properties fo:margin-left="1.302in" fo:margin-right="0in" fo:margin-top="0.0626in" fo:margin-bottom="0in" fo:text-indent="0in" style:auto-text-indent="false">
        <style:tab-stops>
          <style:tab-stop style:position="-1.302in"/>
          <style:tab-stop style:position="-0.6043in"/>
          <style:tab-stop style:position="0.3957in"/>
          <style:tab-stop style:position="1.3957in"/>
          <style:tab-stop style:position="2.3957in"/>
          <style:tab-stop style:position="3.3957in"/>
          <style:tab-stop style:position="4.3957in"/>
          <style:tab-stop style:position="5.3957in"/>
          <style:tab-stop style:position="6.3957in"/>
          <style:tab-stop style:position="7.3957in"/>
          <style:tab-stop style:position="8.3957in"/>
        </style:tab-stops>
      </style:paragraph-properties>
      <style:text-properties fo:font-size="18pt" style:font-size-asian="18pt" style:font-size-complex="18pt"/>
    </style:style>
    <style:style style:name="Title1_7e_LT_7e_Gliederung_20_5" style:display-name="Title1~LT~Gliederung 5" style:family="paragraph" style:parent-style-name="Title1_7e_LT_7e_Gliederung_20_4">
      <style:paragraph-properties fo:margin-left="1.6839in" fo:margin-right="0in" fo:text-indent="0in" style:auto-text-indent="false">
        <style:tab-stops>
          <style:tab-stop style:position="-1.6839in"/>
          <style:tab-stop style:position="-1.3681in"/>
          <style:tab-stop style:position="-0.3681in"/>
          <style:tab-stop style:position="0.6319in"/>
          <style:tab-stop style:position="1.6319in"/>
          <style:tab-stop style:position="2.6319in"/>
          <style:tab-stop style:position="3.6319in"/>
          <style:tab-stop style:position="4.6319in"/>
          <style:tab-stop style:position="5.6319in"/>
          <style:tab-stop style:position="6.6319in"/>
          <style:tab-stop style:position="7.6319in"/>
        </style:tab-stops>
      </style:paragraph-properties>
    </style:style>
    <style:style style:name="Title1_7e_LT_7e_Gliederung_20_6" style:display-name="Title1~LT~Gliederung 6" style:family="paragraph" style:parent-style-name="Title1_7e_LT_7e_Gliederung_20_5"/>
    <style:style style:name="Title1_7e_LT_7e_Gliederung_20_7" style:display-name="Title1~LT~Gliederung 7" style:family="paragraph" style:parent-style-name="Title1_7e_LT_7e_Gliederung_20_6"/>
    <style:style style:name="Title1_7e_LT_7e_Gliederung_20_8" style:display-name="Title1~LT~Gliederung 8" style:family="paragraph" style:parent-style-name="Title1_7e_LT_7e_Gliederung_20_7"/>
    <style:style style:name="Title1_7e_LT_7e_Gliederung_20_9" style:display-name="Title1~LT~Gliederung 9" style:family="paragraph" style:parent-style-name="Title1_7e_LT_7e_Gliederung_20_8"/>
    <style:style style:name="Title1_7e_LT_7e_Titel" style:display-name="Title1~LT~Titel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cc" style:text-outline="false" style:text-line-through-style="none" style:font-name="Lucida Sans" fo:font-size="40pt" fo:font-style="normal" fo:text-shadow="none" style:text-underline-style="none" fo:font-weight="bold" style:letter-kerning="true" style:font-name-asian="Lucida Sans" style:font-size-asian="40pt" style:font-style-asian="normal" style:font-weight-asian="bold" style:font-name-complex="Lucida Sans" style:font-size-complex="40pt" style:font-style-complex="normal" style:font-weight-complex="bold" style:text-emphasize="none" style:text-overline-style="none" style:text-overline-color="font-color"/>
    </style:style>
    <style:style style:name="Title1_7e_LT_7e_Untertitel" style:display-name="Title1~LT~Untertitel" style:family="paragraph">
      <style:paragraph-properties fo:margin-left="0in" fo:margin-right="0in" fo:margin-top="0.0835in" fo:margin-bottom="0in" fo:line-height="100%" fo:text-align="center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24pt" fo:font-style="normal" fo:text-shadow="none" style:text-underline-style="none" fo:font-weight="bold" style:letter-kerning="true" style:font-name-asian="Lucida Sans" style:font-size-asian="24pt" style:font-style-asian="normal" style:font-weight-asian="bold" style:font-name-complex="Lucida Sans" style:font-size-complex="24pt" style:font-style-complex="normal" style:font-weight-complex="bold" style:text-emphasize="none" style:text-overline-style="none" style:text-overline-color="font-color"/>
    </style:style>
    <style:style style:name="Title1_7e_LT_7e_Notizen" style:display-name="Title1~LT~Notizen" style:family="paragraph">
      <style:paragraph-properties fo:margin-left="0in" fo:margin-right="0in" fo:margin-top="0.0626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style:text-outline="false" style:text-line-through-style="none" style:font-name="Lucida Sans" fo:font-size="12pt" fo:font-style="normal" fo:text-shadow="none" style:text-underline-style="none" fo:font-weight="normal" style:letter-kerning="true" style:font-name-asian="Lucida Sans" style:font-size-asian="12pt" style:font-style-asian="normal" style:font-weight-asian="normal" style:font-name-complex="Lucida Sans" style:font-size-complex="12pt" style:font-style-complex="normal" style:font-weight-complex="normal" style:text-emphasize="none" style:text-overline-style="none" style:text-overline-color="font-color"/>
    </style:style>
    <style:style style:name="Title1_7e_LT_7e_Hintergrundobjekte" style:display-name="Title1~LT~Hintergrundobjekte" style:family="paragraph">
      <style:paragraph-properties style:text-autospace="none"/>
      <style:text-properties style:letter-kerning="true"/>
    </style:style>
    <style:style style:name="Title1_7e_LT_7e_Hintergrund" style:display-name="Title1~LT~Hintergrund" style:family="paragraph">
      <style:paragraph-properties fo:text-align="center" style:justify-single-word="false" style:text-autospace="none"/>
    </style:style>
    <style:style style:name="WW-Title1" style:family="paragraph">
      <style:paragraph-properties fo:margin-left="0in" fo:margin-right="0in" fo:margin-top="0in" fo:margin-bottom="0in" fo:line-height="100%" fo:text-align="start" style:justify-single-word="false" fo:text-indent="0in" style:auto-text-indent="false" style:text-autospace="non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3333cc" style:text-outline="false" style:text-line-through-style="none" style:font-name="Lucida Sans" fo:font-size="28pt" fo:font-style="normal" fo:text-shadow="none" style:text-underline-style="none" fo:font-weight="bold" style:font-name-asian="Lucida Sans" style:font-size-asian="28pt" style:font-style-asian="normal" style:font-weight-asian="bold" style:font-name-complex="Lucida Sans" style:font-size-complex="28pt" style:font-style-complex="normal" style:font-weight-complex="bold" style:text-emphasize="none" style:text-overline-style="none" style:text-ov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3-20T07:58:53.43</meta:creation-date>
    <meta:editing-duration>PT4H26M20S</meta:editing-duration>
    <meta:editing-cycles>2</meta:editing-cycles>
    <meta:generator>OpenOffice/4.1.3$Win32 OpenOffice.org_project/413m1$Build-9783</meta:generator>
    <meta:initial-creator>Yipyip Snyder</meta:initial-creator>
    <meta:document-statistic meta:table-count="0" meta:image-count="0" meta:object-count="0" meta:page-count="3" meta:paragraph-count="73" meta:word-count="401" meta:character-count="2091"/>
    <dc:date>2017-03-20T13:13:43.70</dc:date>
    <dc:creator>Yipyip Snyder</dc:creator>
  </office:meta>
</office:document-meta>
</file>